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17.5cm"/>
    </style:style>
    <style:style style:name="gr2" style:family="graphic" style:parent-style-name="standard">
      <style:graphic-properties draw:stroke="none" svg:stroke-color="#000000" draw:fill="none" draw:fill-color="#ffffff" fo:min-height="2.65cm"/>
    </style:style>
    <style:style style:name="gr3" style:family="graphic" style:parent-style-name="standard">
      <style:graphic-properties draw:textarea-horizontal-align="justify" draw:textarea-vertical-align="middle" draw:auto-grow-height="false" fo:min-height="5.95cm" fo:min-width="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1.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1.8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17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gr12" style:family="graphic" style:parent-style-name="standard">
      <style:graphic-properties draw:textarea-horizontal-align="justify" draw:textarea-vertical-align="middle" draw:auto-grow-height="false" fo:min-height="7.55cm" fo:min-width="5.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5cm" fo:min-width="1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5cm" fo:min-width="1.8cm"/>
    </style:style>
    <style:style style:name="gr15" style:family="graphic" style:parent-style-name="standard">
      <style:graphic-properties draw:stroke="none" svg:stroke-color="#000000" draw:fill="none" draw:fill-color="#ffffff" fo:min-height="2.95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17" style:family="graphic" style:parent-style-name="standard">
      <style:graphic-properties draw:stroke="none" svg:stroke-color="#000000" draw:fill="none" draw:fill-color="#ffffff" fo:min-height="2.85cm"/>
    </style:style>
    <style:style style:name="gr18" style:family="graphic" style:parent-style-name="standard">
      <style:graphic-properties draw:textarea-horizontal-align="justify" draw:textarea-vertical-align="middle" draw:auto-grow-height="false" fo:min-height="9.75cm" fo:min-width="12.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9.3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0.4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cm" svg:height="2.9cm" svg:x="1.5cm" svg:y="4.4cm">
          <draw:text-box>
            <text:p>Create Account</text:p>
          </draw:text-box>
        </draw:frame>
        <draw:custom-shape draw:style-name="gr3" draw:text-style-name="P1" draw:layer="layout" svg:width="5.5cm" svg:height="6.2cm" svg:x="2.3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2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5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3.5cm" svg:y="8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3.5cm" svg:y="10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2.9cm" svg:y="11.6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5.5cm" svg:y="12.6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2.8cm" svg:y="12.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3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9.5cm" svg:y="8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9.5cm" svg:y="10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8.9cm" svg:y="11.6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11.5cm" svg:y="12.6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8.8cm" svg:y="12.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4.1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4.4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6.9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15.3cm" svg:y="8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15.3cm" svg:y="10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14.7cm" svg:y="11.6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17.3cm" svg:y="12.6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14.6cm" svg:y="12.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2.3cm" svg:y="1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2.6cm" svg:y="21.4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5.1cm" svg:y="21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3.5cm" svg:y="16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3.5cm" svg:y="18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2.9cm" svg:y="19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5.5cm" svg:y="20.5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2.8cm" svg:y="20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3cm" svg:y="1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21.4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21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9.5cm" svg:y="16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9.5cm" svg:y="18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8.9cm" svg:y="19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11.5cm" svg:y="20.5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8.8cm" svg:y="20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4.1cm" svg:y="1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4.4cm" svg:y="21.4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6.9cm" svg:y="21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15.3cm" svg:y="16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15.3cm" svg:y="18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14.7cm" svg:y="19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17.3cm" svg:y="20.5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14.6cm" svg:y="20.6cm">
          <text:p text:style-name="P1">nam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cm" svg:height="7.8cm" svg:x="4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4.3cm" svg:y="14.5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7.6cm" svg:y="14.6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5.1cm" svg:y="8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5.1cm" svg:y="10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9.9cm" svg:height="3.2cm" svg:x="1.5cm" svg:y="4.5cm">
          <draw:text-box>
            <text:p>Create Account</text:p>
            <text:p/>
          </draw:text-box>
        </draw:frame>
        <draw:custom-shape draw:style-name="gr16" draw:text-style-name="P1" draw:layer="layout" svg:width="3.6cm" svg:height="0.8cm" svg:x="5.1cm" svg:y="11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12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13.6cm">
          <text:p text:style-name="P1">transfer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cm" svg:height="7.8cm" svg:x="11.3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11.6cm" svg:y="14.5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14.9cm" svg:y="14.6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12.4cm" svg:y="8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12.4cm" svg:y="10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12.4cm" svg:y="11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12.4cm" svg:y="12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12.4cm" svg:y="13.6cm">
          <text:p text:style-name="P1">transfer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cm" svg:height="7.8cm" svg:x="4cm" svg:y="16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4.3cm" svg:y="22.9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7.6cm" svg:y="23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5.1cm" svg:y="17.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5.1cm" svg:y="18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19.9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21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22cm">
          <text:p text:style-name="P1">transfer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5.9cm" svg:height="3.1cm" svg:x="1.4cm" svg:y="4.6cm">
          <draw:text-box>
            <text:p>Creat Account</text:p>
          </draw:text-box>
        </draw:frame>
        <draw:custom-shape draw:style-name="gr12" draw:text-style-name="P1" draw:layer="layout" svg:width="6.4cm" svg:height="7.8cm" svg:x="7.5cm" svg:y="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7.8cm" svg:y="13.2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11.1cm" svg:y="13.3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8.6cm" svg:y="7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8.6cm" svg:y="8.9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6cm" svg:y="10.2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6cm" svg:y="11.3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6cm" svg:y="12.3cm">
          <text:p text:style-name="P1">transfer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cm" svg:height="7.8cm" svg:x="7.4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7.7cm" svg:y="22.1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11cm" svg:y="22.2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8.5cm" svg:y="16.4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8.5cm" svg:y="17.8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5cm" svg:y="19.1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5cm" svg:y="20.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5cm" svg:y="21.2cm">
          <text:p text:style-name="P1">transfer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1.3cm">
          <text:p text:style-name="P1">Create Accou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3.1cm" svg:height="10cm" svg:x="4.4cm" svg:y="9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8cm" svg:height="1.5cm" svg:x="5.3cm" svg:y="13.9cm">
          <text:p text:style-name="P1">credit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6.7cm" svg:height="1.673cm" svg:x="4.4cm" svg:y="9.227cm">
          <draw:text-box>
            <text:p>Form</text:p>
            <text:p/>
          </draw:text-box>
        </draw:frame>
        <draw:custom-shape draw:style-name="gr19" draw:text-style-name="P3" draw:layer="layout" svg:width="9.8cm" svg:height="1.5cm" svg:x="5.4cm" svg:y="15.8cm">
          <text:p text:style-name="P1">debit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8cm" svg:height="1.5cm" svg:x="5.3cm" svg:y="1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cm" svg:height="0.7cm" svg:x="13.5cm" svg:y="18.4cm">
          <text:p text:style-name="P1">vali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30:30.619400745</meta:creation-date>
    <meta:generator>LibreOffice/5.1.6.2$Linux_X86_64 LibreOffice_project/10m0$Build-2</meta:generator>
    <dc:date>2017-11-14T10:54:27.795980883</dc:date>
    <meta:editing-duration>PT1H34M32S</meta:editing-duration>
    <meta:editing-cycles>26</meta:editing-cycles>
    <meta:document-statistic meta:object-count="105"/>
  </office:meta>
</office:document-meta>
</file>